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6" style:family="paragraph" style:parent-style-name="Standard" style:list-style-name="L1">
      <style:text-properties fo:color="#996600" fo:font-weight="normal" officeooo:rsid="00212316" officeooo:paragraph-rsid="00212316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212316" officeooo:paragraph-rsid="00212316" style:font-weight-asian="normal" style:font-weight-complex="normal"/>
    </style:style>
    <style:style style:name="P8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212316" officeooo:paragraph-rsid="00212316" style:font-weight-asian="bold" style:font-weight-complex="bold"/>
    </style:style>
    <style:style style:name="P10" style:family="paragraph" style:parent-style-name="Standard">
      <style:text-properties fo:color="#000000" style:text-underline-style="none" fo:font-weight="bold" officeooo:rsid="00212316" officeooo:paragraph-rsid="00212316" style:font-weight-asian="bold" style:font-weight-complex="bold"/>
    </style:style>
    <style:style style:name="P11" style:family="paragraph" style:parent-style-name="Standard">
      <style:text-properties fo:color="#ff3333" fo:font-weight="bold" officeooo:rsid="00212316" officeooo:paragraph-rsid="00212316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officeooo:rsid="0021231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20a6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20a6b"/>
    </style:style>
    <style:style style:name="T8" style:family="text">
      <style:text-properties style:text-underline-style="none" officeooo:rsid="00220a6b"/>
    </style:style>
    <style:style style:name="T9" style:family="text">
      <style:text-properties style:text-underline-style="none" fo:font-weight="normal" officeooo:rsid="00220a6b" style:font-weight-asian="normal" style:font-weight-complex="normal"/>
    </style:style>
    <style:style style:name="T10" style:family="text">
      <style:text-properties fo:color="#ff3333" style:text-underline-style="none" officeooo:rsid="00220a6b"/>
    </style:style>
    <style:style style:name="T11" style:family="text">
      <style:text-properties fo:color="#ff3333" officeooo:rsid="00220a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2">1</text:span>L<text:span text:style-name="T3">2</text:span> Notes</text:p>
      <text:p text:style-name="P3"/>
      <text:p text:style-name="P4">Objectives:</text:p>
      <text:list xml:id="list7054519658282663698" text:style-name="L1">
        <text:list-item>
          <text:p text:style-name="P6">Identify factors that determine physical properties of a liquid.</text:p>
        </text:list-item>
        <text:list-item>
          <text:p text:style-name="P6">Define evaporation in terms of kinetic energy.</text:p>
        </text:list-item>
        <text:list-item>
          <text:p text:style-name="P6">Describe the equilibrium between a liquid and it's vapor.</text:p>
        </text:list-item>
        <text:list-item>
          <text:p text:style-name="P6">Identify the conditions at which boiling occurs.</text:p>
        </text:list-item>
      </text:list>
      <text:p text:style-name="P4"/>
      <text:p text:style-name="P4">Key Concepts:</text:p>
      <text:list xml:id="list5357311535060750864" text:style-name="L2">
        <text:list-item>
          <text:p text:style-name="P7">What factors determine the physical properties of a liquid?</text:p>
        </text:list-item>
        <text:list-item>
          <text:p text:style-name="P7">What is the relationship between evaporation and kinetic energy?</text:p>
        </text:list-item>
        <text:list-item>
          <text:p text:style-name="P7">When can a dynamic equilibrium exist between a liquid and it's vapor?</text:p>
        </text:list-item>
        <text:list-item>
          <text:p text:style-name="P7">Under what conditions does boiling occur?</text:p>
        </text:list-item>
      </text:list>
      <text:p text:style-name="P4"/>
      <text:p text:style-name="P1">Vocabulary / <text:span text:style-name="T1">Important</text:span>:</text:p>
      <text:p text:style-name="P11"/>
      <text:p text:style-name="P11">The interplay between the disruptive motions of particles in a liquid and the attractions among the particles determines the physical properties of liquids.</text:p>
      <text:p text:style-name="P8"/>
      <text:p text:style-name="P9">Vaporization</text:p>
      <text:p text:style-name="P9"/>
      <text:p text:style-name="P9"><text:tab/>The conversion of a liquid to a gas or vapor is called <text:span text:style-name="T4">vaporization.</text:span></text:p>
      <text:p text:style-name="P9"/>
      <text:p text:style-name="P9">..</text:p>
      <text:p text:style-name="P9"/>
      <text:p text:style-name="P9">Evaporation</text:p>
      <text:p text:style-name="P9"/>
      <text:p text:style-name="P9"><text:tab/>When vaporization occurs at the surface of a liquid that is not boiling, this is called <text:tab/><text:span text:style-name="T4">evaporation.</text:span></text:p>
      <text:p text:style-name="P9"><text:span text:style-name="T4"/></text:p>
      <text:p text:style-name="P10"><text:tab/><text:span text:style-name="T6">Most of the molecules in a liquid don't have enough kinetic energy to overcome the attractive <text:tab/>forces and escape into the gaseous state.</text:span></text:p>
      <text:p text:style-name="P9"/>
      <text:p text:style-name="P9">..</text:p>
      <text:p text:style-name="P9"/>
      <text:p text:style-name="P11">During evaporation, only those molecules with a certain minimum kinetic energy can escape from the surface of the liquid.</text:p>
      <text:p text:style-name="P9"/>
      <text:p text:style-name="P9">Vapor Pressure</text:p>
      <text:p text:style-name="P9"/>
      <text:p text:style-name="P9"><text:tab/><text:span text:style-name="T5">Vapor pressure</text:span><text:span text:style-name="T8"> is a measure of the force exerted by gas above a liquid.</text:span></text:p>
      <text:p text:style-name="P9"><text:span text:style-name="T8"/></text:p>
      <text:p text:style-name="P9"><text:span text:style-name="T8"><text:tab/></text:span><text:span text:style-name="T10">In a system at constant vapor pressure, a dynamic equilibrium exists between the vapor <text:tab/>and the liquid. The system is in equilibrium because the rate of evaporation of liquid <text:tab/>equals the rate of condensation of vapor.</text:span></text:p>
      <text:p text:style-name="P9"/>
      <text:p text:style-name="P9">..</text:p>
      <text:p text:style-name="P9"/>
      <text:p text:style-name="P9"><text:soft-page-break/>Boiling Point (bp)</text:p>
      <text:p text:style-name="P9"/>
      <text:p text:style-name="P9"><text:tab/><text:span text:style-name="T7">The temperature at which the vapor pressure of the liquid is just equal to the external <text:tab/>pressure on the liquid is the </text:span><text:span text:style-name="T5">boiling point (bp)</text:span></text:p>
      <text:p text:style-name="P9"><text:span text:style-name="T8"/></text:p>
      <text:p text:style-name="P9"><text:tab/><text:span text:style-name="T11">When a liquid is heated to a temperature at which particles throughout the liquid have <text:tab/>enough kinetic energy to vaporize, the liquid begins to boil.</text:span></text:p>
      <text:p text:style-name="P9">..</text:p>
      <text:p text:style-name="P9"/>
      <text:p text:style-name="P9">Normal Boiling Point</text:p>
      <text:p text:style-name="P9"/>
      <text:p text:style-name="P9"><text:tab/><text:span text:style-name="T7">The </text:span><text:span text:style-name="T5">Normal Boiling Point</text:span><text:span text:style-name="T8"> is defined as the boiling point of a liquid at a pressure of 101.3 <text:tab/>kPa. </text:span><text:span text:style-name="T9">For example, the normal boiling point of water is 100 C.</text:span></text:p>
      <text:p text:style-name="P9"/>
      <text:p text:style-name="P9">..</text:p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5T15:29:51.195039330</dc:date>
    <meta:editing-duration>PT20H21M12S</meta:editing-duration>
    <meta:editing-cycles>8</meta:editing-cycles>
    <meta:generator>LibreOffice/4.4.7.2$Linux_X86_64 LibreOffice_project/40$Build-2</meta:generator>
    <meta:document-statistic meta:table-count="0" meta:image-count="0" meta:object-count="0" meta:page-count="2" meta:paragraph-count="32" meta:word-count="324" meta:character-count="1916" meta:non-whitespace-character-count="1617"/>
  </office:meta>
</office:document-meta>
</file>